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55a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55a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55a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55a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55a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55a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55a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55a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55a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55a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55a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55a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55a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55a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55a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55a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55a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ophìa Alejandrina Gonzàlez Morandy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4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14095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oelis Alberto Gonzalez Lizardi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44808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<text:soft-page-break/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9.72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7" meta:non-whitespace-character-count="1018"/>
    <meta:template xlink:type="simple" xlink:actuate="onRequest" xlink:title="Normal" xlink:href=""/>
  </office:meta>
</office:document-meta>
</file>